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B00000239530A5DC33FB67126.png" manifest:media-type="image/png"/>
  <manifest:file-entry manifest:full-path="Pictures/100000000000026F00000225DC7A2495CD757115.png" manifest:media-type="image/png"/>
  <manifest:file-entry manifest:full-path="Pictures/1000000000000279000002354AEE17D9556220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127cm" svg:y="0.132cm" svg:width="16.748cm" svg:height="14.949cm" draw:z-index="0"><draw:image xlink:href="Pictures/1000000000000279000002354AEE17D95562204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width="16.484cm" svg:height="14.526cm" draw:z-index="2"><draw:image xlink:href="Pictures/100000000000026F00000225DC7A2495CD75711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x="0.101cm" svg:y="0.032cm" svg:width="16.801cm" svg:height="15.055cm" draw:z-index="1"><draw:image xlink:href="Pictures/100000000000027B00000239530A5DC33FB67126.png" xlink:type="simple" xlink:show="embed" xlink:actuate="onLoad" loext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3:19:52.677363083</meta:creation-date>
    <dc:date>2023-05-22T13:24:13.117515964</dc:date>
    <meta:editing-duration>PT4M20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4.2.2$Linux_X86_64 LibreOffice_project/40$Build-2</meta:generator>
  </office:meta>
</office:document-meta>
</file>